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a07" officeooo:paragraph-rsid="00099a07"/>
    </style:style>
    <style:style style:name="P2" style:family="paragraph" style:parent-style-name="Standard">
      <style:text-properties officeooo:rsid="000a0a1d" officeooo:paragraph-rsid="000a0a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llery App :<text:line-break/><text:line-break/>The idea is to make a website with html, css and javaScript where we can see photos with INFINITE Scrolling. Also I want to use an api to fetch the photos.</text:p>
      <text:p text:style-name="P1"/>
      <text:p text:style-name="P1">Step 1 : create an image gallery with some img tags and style them as grids</text:p>
      <text:p text:style-name="P1">step 2 : add some javascript to view photo </text:p>
      <text:p text:style-name="P1">step 3 : infinte scrolling</text:p>
      <text:p text:style-name="P1">step 4 : add api fetching</text:p>
      <text:p text:style-name="P1">step 5 : try to make it single page app</text:p>
      <text:p text:style-name="P1"/>
      <text:p text:style-name="P1"/>
      <text:p text:style-name="P2">step 1, 2 done</text:p>
      <text:p text:style-name="P2"><text:a xlink:type="simple" xlink:href="https://www.youtube.com/watch?v=DQP53RgTWMA&amp;list=PL05sYGJyIXMoQ7-KUnUwQiLaijCAAN9TP&amp;index=18" text:style-name="Internet_20_link" text:visited-style-name="Visited_20_Internet_20_Link">https://www.youtube.com/watch?v=DQP53RgTWMA&amp;list=PL05sYGJyIXMoQ7-KUnUwQiLaijCAAN9TP&amp;index=18</text:a><text:line-break/>used this guys code to learn and implem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4:53:12.658033854</meta:creation-date>
    <meta:generator>LibreOffice/7.3.7.2$Linux_X86_64 LibreOffice_project/30$Build-2</meta:generator>
    <dc:date>2024-08-20T17:29:51.648669754</dc:date>
    <meta:editing-duration>PT3M8S</meta:editing-duration>
    <meta:editing-cycles>1</meta:editing-cycles>
    <meta:document-statistic meta:table-count="0" meta:image-count="0" meta:object-count="0" meta:page-count="1" meta:paragraph-count="8" meta:word-count="93" meta:character-count="528" meta:non-whitespace-character-count="441"/>
  </office:meta>
</office:document-meta>
</file>